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Courier New"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 Baltic" svg:font-family="'Times New Roman Baltic'"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in" fo:border="none"/>
    </style:style>
    <style:style style:name="Table3" style:family="table">
      <style:table-properties style:width="2.2722in" table:align="left"/>
    </style:style>
    <style:style style:name="Table3.A" style:family="table-column">
      <style:table-column-properties style:column-width="0.7521in"/>
    </style:style>
    <style:style style:name="Table3.B" style:family="table-column">
      <style:table-column-properties style:column-width="0.8778in"/>
    </style:style>
    <style:style style:name="Table3.C" style:family="table-column">
      <style:table-column-properties style:column-width="0.6424in"/>
    </style:style>
    <style:style style:name="Table3.A1" style:family="table-cell">
      <style:table-cell-properties style:vertical-align="middle" fo:padding="0.0194in" fo:border="none"/>
    </style:style>
    <style:style style:name="Table4" style:family="table">
      <style:table-properties style:width="6.5in" table:align="margins"/>
    </style:style>
    <style:style style:name="Table4.A" style:family="table-column">
      <style:table-column-properties style:column-width="0.4986in" style:rel-column-width="718*"/>
    </style:style>
    <style:style style:name="Table4.B" style:family="table-column">
      <style:table-column-properties style:column-width="0.3792in" style:rel-column-width="546*"/>
    </style:style>
    <style:style style:name="Table4.D" style:family="table-column">
      <style:table-column-properties style:column-width="0.8111in" style:rel-column-width="1168*"/>
    </style:style>
    <style:style style:name="Table4.E" style:family="table-column">
      <style:table-column-properties style:column-width="1.0639in" style:rel-column-width="1532*"/>
    </style:style>
    <style:style style:name="Table4.F" style:family="table-column">
      <style:table-column-properties style:column-width="0.9972in" style:rel-column-width="1436*"/>
    </style:style>
    <style:style style:name="Table4.G" style:family="table-column">
      <style:table-column-properties style:column-width="0.5653in" style:rel-column-width="814*"/>
    </style:style>
    <style:style style:name="Table4.I" style:family="table-column">
      <style:table-column-properties style:column-width="0.8743in" style:rel-column-width="1259*"/>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74713" officeooo:paragraph-rsid="00274713"/>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loext:contextual-spacing="false" fo:text-align="justify" style:justify-single-word="false"/>
    </style:style>
    <style:style style:name="P4" style:family="paragraph" style:parent-style-name="Text_20_body">
      <style:paragraph-properties fo:margin-top="0in" fo:margin-bottom="0in" loext:contextual-spacing="false" fo:text-align="center" style:justify-single-word="false"/>
      <style:text-properties fo:font-size="16pt" style:font-size-asian="16pt" style:font-size-complex="16pt"/>
    </style:style>
    <style:style style:name="P5" style:family="paragraph" style:parent-style-name="Text_20_body">
      <style:paragraph-properties fo:margin-top="0in" fo:margin-bottom="0in" loext:contextual-spacing="false" fo:text-align="justify" style:justify-single-word="false"/>
      <style:text-properties officeooo:rsid="0022df22"/>
    </style:style>
    <style:style style:name="P6" style:family="paragraph" style:parent-style-name="Text_20_body">
      <style:paragraph-properties fo:margin-top="0in" fo:margin-bottom="0in" loext:contextual-spacing="false" fo:text-align="start" style:justify-single-word="false"/>
      <style:text-properties fo:color="#ce181e" fo:font-size="10pt" officeooo:rsid="00274713" officeooo:paragraph-rsid="00274713" style:font-size-asian="10pt" style:font-size-complex="10pt"/>
    </style:style>
    <style:style style:name="P7" style:family="paragraph" style:parent-style-name="Text_20_body">
      <style:paragraph-properties fo:margin-top="0in" fo:margin-bottom="0in" loext:contextual-spacing="false" fo:text-align="start" style:justify-single-word="false"/>
      <style:text-properties fo:color="#ce181e" fo:font-size="10pt" fo:font-weight="normal" officeooo:rsid="00274713" officeooo:paragraph-rsid="00274713" style:font-size-asian="10pt" style:font-weight-asian="normal" style:font-size-complex="10pt" style:font-weight-complex="normal"/>
    </style:style>
    <style:style style:name="P8" style:family="paragraph" style:parent-style-name="Text_20_body">
      <style:paragraph-properties fo:margin-top="0in" fo:margin-bottom="0in" loext:contextual-spacing="false" fo:text-align="start" style:justify-single-word="false"/>
      <style:text-properties fo:color="#ce181e" style:font-name="Arial" fo:font-size="10pt" fo:font-weight="normal" officeooo:rsid="00274713" officeooo:paragraph-rsid="00274713" style:font-size-asian="10pt" style:font-weight-asian="normal" style:font-size-complex="10pt" style:font-weight-complex="normal"/>
    </style:style>
    <style:style style:name="P9" style:family="paragraph" style:parent-style-name="Preformatted_20_Text">
      <style:paragraph-properties fo:margin-top="0in" fo:margin-bottom="0in" loext:contextual-spacing="false" fo:text-align="justify" style:justify-single-word="false"/>
    </style:style>
    <style:style style:name="P10" style:family="paragraph" style:parent-style-name="Table_20_Heading">
      <style:paragraph-properties fo:margin-top="0in" fo:margin-bottom="0in" loext:contextual-spacing="false" fo:text-align="justify" style:justify-single-word="false"/>
    </style:style>
    <style:style style:name="P11" style:family="paragraph" style:parent-style-name="Table_20_Contents">
      <style:paragraph-properties fo:margin-top="0in" fo:margin-bottom="0in" loext:contextual-spacing="false" fo:text-align="justify" style:justify-single-word="false"/>
    </style:style>
    <style:style style:name="P12" style:family="paragraph" style:parent-style-name="Date">
      <style:paragraph-properties fo:margin-top="0in" fo:margin-bottom="0in" loext:contextual-spacing="false" fo:text-align="center" style:justify-single-word="false"/>
      <style:text-properties fo:font-weight="bold" style:font-weight-asian="bold" style:font-weight-complex="bold"/>
    </style:style>
    <style:style style:name="P13" style:family="paragraph" style:parent-style-name="Author">
      <style:paragraph-properties fo:margin-top="0in" fo:margin-bottom="0in" loext:contextual-spacing="false" fo:text-align="center" style:justify-single-word="false"/>
      <style:text-properties fo:font-weight="bold" style:font-weight-asian="bold" style:font-weight-complex="bold"/>
    </style:style>
    <style:style style:name="P14" style:family="paragraph" style:parent-style-name="First_20_paragraph">
      <style:paragraph-properties fo:margin-top="0in" fo:margin-bottom="0in" loext:contextual-spacing="false" fo:text-align="justify" style:justify-single-word="false"/>
    </style:style>
    <style:style style:name="P15" style:family="paragraph" style:parent-style-name="Title">
      <style:paragraph-properties fo:margin-top="0in" fo:margin-bottom="0in" loext:contextual-spacing="false" fo:text-align="center" style:justify-single-word="false"/>
      <style:text-properties fo:font-size="16pt" style:font-size-asian="16pt" style:font-size-complex="16pt"/>
    </style:style>
    <style:style style:name="P16" style:family="paragraph" style:parent-style-name="Title">
      <style:paragraph-properties fo:margin-top="0in" fo:margin-bottom="0in" loext:contextual-spacing="false" fo:text-align="start" style:justify-single-word="false"/>
      <style:text-properties fo:color="#ce181e" fo:font-size="10pt" officeooo:rsid="00274713" officeooo:paragraph-rsid="00274713" style:font-size-asian="10pt" style:font-size-complex="10pt"/>
    </style:style>
    <style:style style:name="P17" style:family="paragraph" style:parent-style-name="Text_20_body">
      <style:paragraph-properties fo:margin-left="0.1965in" fo:margin-right="0in" fo:margin-top="0in" fo:margin-bottom="0in" loext:contextual-spacing="false" fo:text-align="justify" style:justify-single-word="false" fo:text-indent="-0.1965in" style:auto-text-indent="false">
        <style:tab-stops/>
      </style:paragraph-properties>
    </style:style>
    <style:style style:name="P18" style:family="paragraph" style:parent-style-name="Text_20_body">
      <style:paragraph-properties fo:margin-left="0.1965in" fo:margin-right="0in" fo:margin-top="0in" fo:margin-bottom="0in" loext:contextual-spacing="false" fo:text-align="justify" style:justify-single-word="false" fo:text-indent="-0.1965in" style:auto-text-indent="false">
        <style:tab-stops/>
      </style:paragraph-properties>
      <style:text-properties fo:font-size="10pt" style:font-size-asian="10pt" style:font-size-complex="10pt"/>
    </style:style>
    <style:style style:name="P19" style:family="paragraph" style:parent-style-name="First_20_paragraph">
      <style:paragraph-properties fo:margin-left="0.1965in" fo:margin-right="0in" fo:margin-top="0in" fo:margin-bottom="0in" loext:contextual-spacing="false" fo:text-align="justify" style:justify-single-word="false" fo:text-indent="-0.1965in" style:auto-text-indent="false">
        <style:tab-stops/>
      </style:paragraph-properties>
      <style:text-properties fo:font-size="10pt" style:font-size-asian="10pt" style:font-size-complex="10pt"/>
    </style:style>
    <style:style style:name="P20" style:family="paragraph" style:parent-style-name="Text_20_body">
      <style:paragraph-properties fo:margin-top="0in" fo:margin-bottom="0in" loext:contextual-spacing="false" fo:text-align="justify" style:justify-single-word="false"/>
    </style:style>
    <style:style style:name="P21" style:family="paragraph" style:parent-style-name="Text_20_body" style:list-style-name="L1">
      <style:paragraph-properties fo:margin-top="0in" fo:margin-bottom="0in" loext:contextual-spacing="false" fo:text-align="justify" style:justify-single-word="false"/>
    </style:style>
    <style:style style:name="P22" style:family="paragraph" style:parent-style-name="Text_20_body" style:list-style-name="L2">
      <style:paragraph-properties fo:margin-top="0in" fo:margin-bottom="0in" loext:contextual-spacing="false" fo:text-align="justify" style:justify-single-word="false"/>
    </style:style>
    <style:style style:name="P23" style:family="paragraph" style:parent-style-name="Text_20_body" style:list-style-name="L3">
      <style:paragraph-properties fo:margin-top="0in" fo:margin-bottom="0in" loext:contextual-spacing="false" fo:text-align="justify" style:justify-single-word="false"/>
    </style:style>
    <style:style style:name="P24" style:family="paragraph" style:parent-style-name="Text_20_body" style:list-style-name="L4">
      <style:paragraph-properties fo:margin-top="0in" fo:margin-bottom="0in" loext:contextual-spacing="false" fo:text-align="justify" style:justify-single-word="false"/>
      <style:text-properties officeooo:paragraph-rsid="002cb663"/>
    </style:style>
    <style:style style:name="P25" style:family="paragraph" style:parent-style-name="Text_20_body" style:list-style-name="L4">
      <style:paragraph-properties fo:margin-top="0in" fo:margin-bottom="0in" loext:contextual-spacing="false" fo:text-align="justify" style:justify-single-word="false"/>
      <style:text-properties officeooo:paragraph-rsid="002e77cc"/>
    </style:style>
    <style:style style:name="P26" style:family="paragraph" style:parent-style-name="Text_20_body" style:list-style-name="L5">
      <style:paragraph-properties fo:margin-top="0in" fo:margin-bottom="0in" loext:contextual-spacing="false" fo:text-align="justify" style:justify-single-word="false"/>
    </style:style>
    <style:style style:name="P27" style:family="paragraph" style:parent-style-name="Text_20_body" style:list-style-name="L6">
      <style:paragraph-properties fo:margin-top="0in" fo:margin-bottom="0in" loext:contextual-spacing="false" fo:text-align="justify" style:justify-single-word="false"/>
    </style:style>
    <style:style style:name="P28" style:family="paragraph" style:parent-style-name="Text_20_body" style:list-style-name="L7">
      <style:paragraph-properties fo:margin-top="0in" fo:margin-bottom="0in" loext:contextual-spacing="false" fo:text-align="justify" style:justify-single-word="false"/>
    </style:style>
    <style:style style:name="P29" style:family="paragraph" style:parent-style-name="Text_20_body" style:list-style-name="L4">
      <style:paragraph-properties fo:margin-top="0in" fo:margin-bottom="0in" loext:contextual-spacing="false" fo:text-align="justify" style:justify-single-word="false"/>
      <style:text-properties officeooo:rsid="002cb663" officeooo:paragraph-rsid="002cb663"/>
    </style:style>
    <style:style style:name="P30" style:family="paragraph" style:parent-style-name="Text_20_body">
      <style:paragraph-properties fo:margin-top="0in" fo:margin-bottom="0in" loext:contextual-spacing="false" fo:text-align="justify" style:justify-single-word="false"/>
      <style:text-properties officeooo:rsid="0032081f"/>
    </style:style>
    <style:style style:name="P31" style:family="paragraph" style:parent-style-name="Text_20_body">
      <style:paragraph-properties fo:margin-top="0in" fo:margin-bottom="0in" loext:contextual-spacing="false" fo:text-align="justify" style:justify-single-word="false"/>
      <style:text-properties fo:font-size="10pt" officeooo:rsid="0032081f" officeooo:paragraph-rsid="0032081f" style:font-size-asian="10pt" style:font-size-complex="10pt"/>
    </style:style>
    <style:style style:name="P32" style:family="paragraph" style:parent-style-name="Text_20_body">
      <style:paragraph-properties fo:margin-top="0in" fo:margin-bottom="0in" loext:contextual-spacing="false" fo:text-align="justify" style:justify-single-word="false"/>
      <style:text-properties fo:font-size="12pt" style:font-size-asian="12pt" style:font-size-complex="12pt"/>
    </style:style>
    <style:style style:name="P33" style:family="paragraph" style:parent-style-name="Text_20_body">
      <style:paragraph-properties fo:margin-left="0.1965in" fo:margin-right="0in" fo:margin-top="0in" fo:margin-bottom="0in" loext:contextual-spacing="false" fo:text-align="justify" style:justify-single-word="false" fo:text-indent="-0.1965in" style:auto-text-indent="false">
        <style:tab-stops/>
      </style:paragraph-properties>
      <style:text-properties fo:font-size="10pt" officeooo:paragraph-rsid="00345124" style:font-size-asian="10pt" style:font-size-complex="10pt"/>
    </style:style>
    <style:style style:name="P34" style:family="paragraph" style:parent-style-name="Heading_20_2">
      <style:paragraph-properties fo:margin-top="0in" fo:margin-bottom="0in" loext:contextual-spacing="false" fo:text-align="justify" style:justify-single-word="false"/>
    </style:style>
    <style:style style:name="P35" style:family="paragraph" style:parent-style-name="Heading_20_2">
      <style:paragraph-properties fo:margin-top="0in" fo:margin-bottom="0in" loext:contextual-spacing="false" fo:text-align="justify" style:justify-single-word="false"/>
      <style:text-properties style:font-name="Times New Roman" fo:font-size="12pt" fo:font-style="normal" fo:font-weight="normal" officeooo:rsid="00343ffb" officeooo:paragraph-rsid="00343ffb" style:font-size-asian="12pt" style:font-style-asian="normal" style:font-weight-asian="normal" style:font-size-complex="12pt" style:font-style-complex="normal" style:font-weight-complex="normal"/>
    </style:style>
    <style:style style:name="P36" style:family="paragraph" style:parent-style-name="Table_20_Heading">
      <style:paragraph-properties fo:margin-top="0in" fo:margin-bottom="0in" loext:contextual-spacing="false" fo:text-align="justify" style:justify-single-word="false"/>
      <style:text-properties fo:font-size="10pt" style:font-size-asian="10pt" style:font-size-complex="10pt"/>
    </style:style>
    <style:style style:name="T1" style:family="text">
      <style:text-properties officeooo:rsid="002ad21b"/>
    </style:style>
    <style:style style:name="T2" style:family="text">
      <style:text-properties fo:font-style="italic" style:font-style-asian="italic" style:font-style-complex="italic"/>
    </style:style>
    <style:style style:name="T3" style:family="text">
      <style:text-properties fo:font-style="italic" officeooo:rsid="002cb663" style:font-style-asian="italic" style:font-style-complex="italic"/>
    </style:style>
    <style:style style:name="T4" style:family="text">
      <style:text-properties fo:font-style="italic" officeooo:rsid="00345124" style:font-style-asian="italic" style:font-style-complex="italic"/>
    </style:style>
    <style:style style:name="T5" style:family="text">
      <style:text-properties fo:font-style="italic" fo:font-weight="normal" officeooo:rsid="002cb663" style:font-style-asian="italic" style:font-weight-asian="normal" style:font-style-complex="italic" style:font-weight-complex="normal"/>
    </style:style>
    <style:style style:name="T6" style:family="text">
      <style:text-properties officeooo:rsid="0017d766"/>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officeooo:rsid="001eefe8"/>
    </style:style>
    <style:style style:name="T10" style:family="text">
      <style:text-properties officeooo:rsid="00207b49"/>
    </style:style>
    <style:style style:name="T11" style:family="text">
      <style:text-properties officeooo:rsid="0022df22"/>
    </style:style>
    <style:style style:name="T12" style:family="text">
      <style:text-properties officeooo:rsid="00274713"/>
    </style:style>
    <style:style style:name="T13" style:family="text">
      <style:text-properties style:font-name="Arial" fo:font-weight="normal" style:font-weight-asian="normal" style:font-weight-complex="normal"/>
    </style:style>
    <style:style style:name="T14" style:family="text">
      <style:text-properties officeooo:rsid="0029306c"/>
    </style:style>
    <style:style style:name="T15" style:family="text">
      <style:text-properties fo:font-style="normal" style:font-style-asian="normal" style:font-style-complex="normal"/>
    </style:style>
    <style:style style:name="T16" style:family="text">
      <style:text-properties fo:font-style="normal" officeooo:rsid="002cb663" style:font-style-asian="normal" style:font-style-complex="normal"/>
    </style:style>
    <style:style style:name="T17" style:family="text">
      <style:text-properties fo:font-style="normal" officeooo:rsid="00345124"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cb663" style:font-style-asian="normal" style:font-weight-asian="normal" style:font-style-complex="normal" style:font-weight-complex="normal"/>
    </style:style>
    <style:style style:name="T20" style:family="text">
      <style:text-properties fo:font-style="normal" fo:font-weight="normal" officeooo:rsid="002e77cc" style:font-style-asian="normal" style:font-weight-asian="normal" style:font-style-complex="normal" style:font-weight-complex="normal"/>
    </style:style>
    <style:style style:name="T21" style:family="text">
      <style:text-properties officeooo:rsid="002cb663"/>
    </style:style>
    <style:style style:name="T22" style:family="text">
      <style:text-properties officeooo:rsid="002e77cc"/>
    </style:style>
    <style:style style:name="T23" style:family="text">
      <style:text-properties officeooo:rsid="00304b90"/>
    </style:style>
    <style:style style:name="T24" style:family="text">
      <style:text-properties officeooo:rsid="0030a5d4"/>
    </style:style>
    <style:style style:name="T25" style:family="text">
      <style:text-properties officeooo:rsid="0032081f"/>
    </style:style>
    <style:style style:name="T26" style:family="text">
      <style:text-properties officeooo:rsid="00345124"/>
    </style:style>
    <text:list-style style:name="L1">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3">Preregistered with the Open Science Framework: </text:span><text:a xlink:type="simple" xlink:href="https://osf.io/evcbp/" text:style-name="Internet_20_link" text:visited-style-name="Visited_20_Internet_20_Link"><text:span text:style-name="T13">https://osf.io/evcbp/</text:span></text:a></text:p>
      <text:p text:style-name="P8"/>
      <text:p text:style-name="P6"><text:span text:style-name="T13">Cite as: Bodt, Hill and List (2018): Prediction experiment for missing words in Kho-Bwa language data. Open Science Framework Preregistration. October, 5, </text:span><text:a xlink:type="simple" xlink:href="https://osf.io/evcbp/" text:style-name="Internet_20_link" text:visited-style-name="Visited_20_Internet_20_Link"><text:span text:style-name="T13">https://osf.io/evcbp/</text:span></text:a><text:span text:style-name="T13">.</text:span></text:p>
      <text:p text:style-name="P7"/>
      <text:p text:style-name="P15">Prediction experiment for missing words in <text:span text:style-name="T1">Western </text:span>Kho-Bwa language data</text:p>
      <text:p text:style-name="P4"/>
      <text:p text:style-name="P13">Tim<text:span text:style-name="T12">otheus A.</text:span> Bodt, Nathan <text:span text:style-name="T12">W. </text:span>Hill, and Johann-Mattis List</text:p>
      <text:p text:style-name="P12"><text:span text:style-name="T6">October, </text:span>2018</text:p>
      <text:h text:style-name="P34" text:outline-level="2"><text:bookmark-start text:name="introduction"/>Introduction<text:bookmark-end text:name="introduction"/></text:h>
      <text:p text:style-name="P14"/>
      <text:p text:style-name="P14">This is an experiment on <text:span text:style-name="T24">the </text:span>prediction of words that have <text:span text:style-name="T14">thus</text:span> far not been <text:span text:style-name="T24">recorded</text:span> in field work. The basic idea is <text:span text:style-name="T14">that,</text:span> <text:span text:style-name="T14">given</text:span> an existing dataset of cognate words, we can use the correspondence pattern detection algorithm by List (2018) to infer <text:span text:style-name="T24">(or “predict”, or “retrodict”)</text:span> those words in a<text:span text:style-name="T14">ny</text:span> given <text:span text:style-name="T14">doculect</text:span> that do not <text:span text:style-name="T14">yet</text:span> <text:span text:style-name="T14">have a recorded</text:span> reflex in a given cognate set. <text:span text:style-name="T14">During his initial field work on the Western Kho-Bwa languages, </text:span>Tim Bodt <text:span text:style-name="T14">was not able to record</text:span> <text:span text:style-name="T24">a value for every concept for each of the</text:span> eight varieties <text:span text:style-name="T1">yet</text:span>. <text:span text:style-name="T14">Hence,</text:span> we can now use the existing dataset to predict how potential cognates would have sounded. <text:span text:style-name="T1">When</text:span> Tim Bodt goes back to <text:span text:style-name="T1">the </text:span>field in November, he <text:span text:style-name="T1">will</text:span> try to elicit those <text:span text:style-name="T1">missing </text:span>words. <text:span text:style-name="T1">This will give an idea as to h</text:span>ow well the prediction algorithm works, <text:span text:style-name="T1">but also</text:span> how well prediction works in historical linguistics in general.</text:p>
      <text:p text:style-name="P3"/>
      <text:h text:style-name="P34" text:outline-level="2"><text:bookmark-start text:name="installation-and-running-the-code"/>Install<text:span text:style-name="T1">ing</text:span> and <text:span text:style-name="T1">r</text:span>unning the code<text:bookmark-end text:name="installation-and-running-the-code"/></text:h>
      <text:p text:style-name="P14"/>
      <text:p text:style-name="P14">To install the source code of this package, you need lingpy, sinopy, and lingrex, three Python libraries. You can install them with help of PIP, provided you have a fresh Python3 installation on your computer:</text:p>
      <text:p text:style-name="P3"/>
      <text:p text:style-name="P9">$ pip install -r pip-requirements.txt</text:p>
      <text:p text:style-name="P9"/>
      <text:p text:style-name="P14">To run the code, simply type:</text:p>
      <text:p text:style-name="P3"/>
      <text:p text:style-name="P9">$ python predict.py</text:p>
      <text:p text:style-name="P14"/>
      <text:p text:style-name="P14">The output will be written to the file <text:span text:style-name="Source_5f_Text">predictions.tsv</text:span>.</text:p>
      <text:p text:style-name="P3"/>
      <text:h text:style-name="P34" text:outline-level="2"><text:bookmark-start text:name="short-introduction-to-the-kho-bwa-languages"/>Short <text:span text:style-name="T1">i</text:span>ntroduction to the <text:span text:style-name="T1">Western </text:span>Kho-Bwa <text:span text:style-name="T1">l</text:span>anguages<text:bookmark-end text:name="short-introduction-to-the-kho-bwa-languages"/></text:h>
      <text:p text:style-name="P14"/>
      <text:p text:style-name="P14">In 1952, Stonor, basing himself on local sources, reported that the two languages ‘Puroik’ and ‘Bugun’ are mutually intelligible (Stonor 1952). It was not until the last two decades of the previous century that the first linguistic materials on Bugun/Khowa, Puroik/Sulung, Sherdukpen <text:soft-page-break/>and Sartang/Boot/Butpa Monpa became available: the works of the Indian research/language officers Deuri (Deuri 1983), Dondrup (Dondrup 1988), Dondrup (Dondrup 1990), and Dondrup (Dondrup 2004). On the Chinese side, the first Puroik data were published as part of the large-scale survey Tibeto-Burman Phonology and Lexicon (<text:span text:style-name="T25">Sūn </text:span>1991). Based on these materials and own data, Jackson Sun (Sun 1992, 1993) was the first to suggest that Puroik, Bugun, Sherdukpen and ‘Lishpa-Butpa’ are not just a random residue when all other major languages are subtracted, but that they might belong together and<text:span text:style-name="T24"> </text:span>form a coherent linguistic group.</text:p>
      <text:p text:style-name="P3">Other researchers after <text:span text:style-name="T24">Sun</text:span> either adopted his view or independently reached the same conclusion (Rutgers 1999; Burling 2003). Van Driem (Driem 2001) named the group “Kho-Bwa cluster” in his handbook <text:span text:style-name="T2">Languages of the Himalayas</text:span>, after the reconstructions for WATER and FIRE. More recent publications include the Puroik description from China by Lǐ (<text:span text:style-name="T25">Lǐ</text:span> 2004), the Sherdukpen description by Jacquesson (Jacquesson 2015) and the elicited wordlists of different varieties in the unpublished report by Abraham et al. (Abraham 2005). Blench and Post (Blench and Post 2014) and Post and Burling (Post and Burling 2017) expressed scepticism about Puroik being part of this proposed group of languages. Nonetheless, all commonly consulted handbooks (Burling 2003; Genetti 2016; Post and Burling 2017) and the online language encyclopaedias Ethnologue and <text:a xlink:type="simple" xlink:href="https://glottolog.org/" text:style-name="Internet_20_link" text:visited-style-name="Visited_20_Internet_20_Link"><text:span text:style-name="Definition">Glottolog</text:span></text:a> (Hammarström, Forkel, and Haspelmath 2018) mention “Kho-Bwa” as a (potential) branch of Tibeto-Burman in western Arunachal Pradesh. Although the exact phonological shape of the reconstructions <text:span text:style-name="T2">kho </text:span><text:span text:style-name="T18">WATER and</text:span><text:span text:style-name="T2"> bwa</text:span> FIRE needs to be established, we follow Lieberherr and Bodt (Lieberherr and Bodt 2017) and others before them in using “Kho-Bwa” as a label for these languages. Besides the fact that it is already established to some extent, it has the advantage of not being biased toward one language like “Bugunish” (Sun 1993), or a region like “Kamengic” (Blench and Post 2014; Post and Burling 2017) Furthermore, “Kho-Bwa” offers an exhaustive definition of the group: Any language of western Arunachal Pradesh in which the word for ‘water’ starts with <text:span text:style-name="T2">k</text:span> and the word for ‘fire’ starts with <text:span text:style-name="T2">b</text:span> is a “Kho-Bwa” language.</text:p>
      <text:p text:style-name="P3">The Western Kho-Bwa languages are the eight distinct linguistic varieties spoken in the western part of the Kho-Bwa area: the valleys of the Gongri and Tenga rivers. The languages belonging to this sub-group are Khispi <text:span text:style-name="T24">(Lishpa</text:span>), Duhumbi <text:span text:style-name="T24">(Chugpa</text:span>), Sartang and Sherdukpen. Sartang has four distinct speech varieties, whereas Sherdukpen has two. The total number of speakers of these linguistic varieties combined is around 8,500, and considering the low speaker population and the rapid socio-economic and cultural changes in this area, all varieties must be considered as endangered.</text:p>
      <text:h text:style-name="P34" text:outline-level="2"/>
      <text:h text:style-name="P34" text:outline-level="2"><text:bookmark-start text:name="note-on-the-data-used-for-this-study"/>Note on the <text:span text:style-name="T1">d</text:span>ata <text:span text:style-name="T1">u</text:span>sed for this <text:span text:style-name="T1">s</text:span>tudy<text:bookmark-end text:name="note-on-the-data-used-for-this-study"/></text:h>
      <text:p text:style-name="P14"/>
      <text:p text:style-name="P14">The data <text:span text:style-name="T24">taht</text:span> form the basis of this analysis were elicited through a 441-gloss lexical wordlist, collected by Tim Bodt <text:span text:style-name="T1">between</text:span> 2012 and 2017. Before re-arranging the data with help of computer-assisted tools like EDICTOR (List 2017) and LingPy (List and Moran 2013), the data was already arranged and partly analyzed wit<text:span text:style-name="T1">h</text:span> the goal of building an etymological dictionary of <text:span text:style-name="T1">Western </text:span>Kho-Bwa. For most of the data points, audio recordings are also available, as well as extensive <text:span text:style-name="T24">materials</text:span> collected during Bodt’s fieldwork (see <text:a xlink:type="simple" xlink:href="https://zenodo.org/search?page=1&amp;size=20&amp;q=keywords:%22Western%20Kho-Bwa%22" text:style-name="Internet_20_link" text:visited-style-name="Visited_20_Internet_20_Link"><text:span text:style-name="Definition">the overview on Zenodo</text:span></text:a>). In the <text:soft-page-break/>current for<text:span text:style-name="T1">m</text:span>, the data is arranged in the format required by LingPy and EDICTOR, namely, a tab-separated CSV-file (see <text:span text:style-name="Source_5f_Text">data/bodt-khobwa-cleaned.tsv</text:span>) which contains cross-semantic, partial cognate sets that are further annotated with help of alignments. Each column in the file format contains data of a specific type. For details on this format, we recommend to consult List, Walworth, et al. (2018). Notable differences to previous analyses are:</text:p>
      <text:list xml:id="list6725920899461318235" text:style-name="L1">
        <text:list-item>
          <text:p text:style-name="P21">the column <text:span text:style-name="Source_5f_Text">TOKENS</text:span> shows morphological and sound segmentation, with sound segments being segmented by a space, and morphemes being further segmented by a <text:span text:style-name="Source_5f_Text">+</text:span> symbol,</text:p>
        </text:list-item>
        <text:list-item>
          <text:p text:style-name="P21">the column <text:span text:style-name="Source_5f_Text">crossids</text:span> lists cross-semantic cognate sets, thus, one cognate set may span multiple concepts, as is the case for most of the prefixes in the data,</text:p>
        </text:list-item>
        <text:list-item>
          <text:p text:style-name="P21">the column <text:span text:style-name="Source_5f_Text">structure</text:span> lists the prosodic structure of the entries in the data, represented by abbreviations i (initial), n (nucleus), and c (coda),</text:p>
        </text:list-item>
        <text:list-item>
          <text:p text:style-name="P21">the column <text:span text:style-name="Source_5f_Text">morphemes</text:span> follows the idea presented in Hill and List (2017), to annotate morphological structures with help of glosses, but it expands the format by making a strict distinction between free and bound morphemes (free morphemes are written in uppercase, and bound morphemes are prefixed by a <text:span text:style-name="Source_5f_Text">_</text:span> underscore)</text:p>
        </text:list-item>
      </text:list>
      <text:p text:style-name="P14">For the time being, the concepts in the data are not yet linked to the Concepticon, but we plan to do this when publishing the results of this study. By then, we will publish the underlying data officially in format proposed by the CLDF initiative (Forkel et al., <text:span text:style-name="T9">forthcoming</text:span>), to offer simplified re-use of the data in other projects, and to increase its comparability.</text:p>
      <text:h text:style-name="P34" text:outline-level="2"/>
      <text:h text:style-name="P34" text:outline-level="2"><text:bookmark-start text:name="basic-statistics-of-the-data"/>Basic <text:span text:style-name="T1">s</text:span>tatistics of the <text:span text:style-name="T1">d</text:span>ata<text:bookmark-end text:name="basic-statistics-of-the-data"/></text:h>
      <text:p text:style-name="P14"/>
      <text:p text:style-name="P14">In its current form, the data consists of 8 language varieties and 662 elicitation glosses. The following table lists the basic coverage of the data, by comparing for how many of the 662 eliciation glosses a translation equivalent could be found in the current data.</text:p>
      <text:p text:style-name="P3"/>
      <table:table table:name="Table1" table:style-name="Table1">
        <table:table-column table:style-name="Table1.A" table:number-columns-repeated="3"/>
        <table:table-header-rows>
          <table:table-row>
            <table:table-cell table:style-name="Table1.A1" office:value-type="string">
              <text:p text:style-name="P10">Variety</text:p>
            </table:table-cell>
            <table:table-cell table:style-name="Table1.A1" office:value-type="string">
              <text:p text:style-name="P10">Items</text:p>
            </table:table-cell>
            <table:table-cell table:style-name="Table1.A1" office:value-type="string">
              <text:p text:style-name="P10">Ratio</text:p>
            </table:table-cell>
          </table:table-row>
        </table:table-header-rows>
        <table:table-row>
          <table:table-cell table:style-name="Table1.A1" office:value-type="string">
            <text:p text:style-name="P11">Duhumbi</text:p>
          </table:table-cell>
          <table:table-cell table:style-name="Table1.A1" office:value-type="string">
            <text:p text:style-name="P11">632</text:p>
          </table:table-cell>
          <table:table-cell table:style-name="Table1.A1" office:value-type="string">
            <text:p text:style-name="P11">0.95</text:p>
          </table:table-cell>
        </table:table-row>
        <table:table-row>
          <table:table-cell table:style-name="Table1.A1" office:value-type="string">
            <text:p text:style-name="P11">Jerigaon</text:p>
          </table:table-cell>
          <table:table-cell table:style-name="Table1.A1" office:value-type="string">
            <text:p text:style-name="P11">460</text:p>
          </table:table-cell>
          <table:table-cell table:style-name="Table1.A1" office:value-type="string">
            <text:p text:style-name="P11">0.69</text:p>
          </table:table-cell>
        </table:table-row>
        <table:table-row>
          <table:table-cell table:style-name="Table1.A1" office:value-type="string">
            <text:p text:style-name="P11">Khispi</text:p>
          </table:table-cell>
          <table:table-cell table:style-name="Table1.A1" office:value-type="string">
            <text:p text:style-name="P11">526</text:p>
          </table:table-cell>
          <table:table-cell table:style-name="Table1.A1" office:value-type="string">
            <text:p text:style-name="P11">0.79</text:p>
          </table:table-cell>
        </table:table-row>
        <table:table-row>
          <table:table-cell table:style-name="Table1.A1" office:value-type="string">
            <text:p text:style-name="P11">Khoina</text:p>
          </table:table-cell>
          <table:table-cell table:style-name="Table1.A1" office:value-type="string">
            <text:p text:style-name="P11">504</text:p>
          </table:table-cell>
          <table:table-cell table:style-name="Table1.A1" office:value-type="string">
            <text:p text:style-name="P11">0.76</text:p>
          </table:table-cell>
        </table:table-row>
        <table:table-row>
          <table:table-cell table:style-name="Table1.A1" office:value-type="string">
            <text:p text:style-name="P11">Khoitam</text:p>
          </table:table-cell>
          <table:table-cell table:style-name="Table1.A1" office:value-type="string">
            <text:p text:style-name="P11">521</text:p>
          </table:table-cell>
          <table:table-cell table:style-name="Table1.A1" office:value-type="string">
            <text:p text:style-name="P11">0.79</text:p>
          </table:table-cell>
        </table:table-row>
        <table:table-row>
          <table:table-cell table:style-name="Table1.A1" office:value-type="string">
            <text:p text:style-name="P11">Rahung</text:p>
          </table:table-cell>
          <table:table-cell table:style-name="Table1.A1" office:value-type="string">
            <text:p text:style-name="P11">519</text:p>
          </table:table-cell>
          <table:table-cell table:style-name="Table1.A1" office:value-type="string">
            <text:p text:style-name="P11">0.78</text:p>
          </table:table-cell>
        </table:table-row>
        <table:table-row>
          <table:table-cell table:style-name="Table1.A1" office:value-type="string">
            <text:p text:style-name="P11">Rupa</text:p>
          </table:table-cell>
          <table:table-cell table:style-name="Table1.A1" office:value-type="string">
            <text:p text:style-name="P11">534</text:p>
          </table:table-cell>
          <table:table-cell table:style-name="Table1.A1" office:value-type="string">
            <text:p text:style-name="P11">0.81</text:p>
          </table:table-cell>
        </table:table-row>
        <table:table-row>
          <table:table-cell table:style-name="Table1.A1" office:value-type="string">
            <text:p text:style-name="P11">Shergaon</text:p>
          </table:table-cell>
          <table:table-cell table:style-name="Table1.A1" office:value-type="string">
            <text:p text:style-name="P11">437</text:p>
          </table:table-cell>
          <table:table-cell table:style-name="Table1.A1" office:value-type="string">
            <text:p text:style-name="P11">0.66</text:p>
          </table:table-cell>
        </table:table-row>
        <table:table-row>
          <table:table-cell table:style-name="Table1.A1" office:value-type="string">
            <text:p text:style-name="P11">TOTAL</text:p>
          </table:table-cell>
          <table:table-cell table:style-name="Table1.A1" office:value-type="string">
            <text:p text:style-name="P11">662</text:p>
          </table:table-cell>
          <table:table-cell table:style-name="Table1.A1" office:value-type="string">
            <text:p text:style-name="P11">0.78</text:p>
          </table:table-cell>
        </table:table-row>
      </table:table>
      <text:p text:style-name="P14"/>
      <text:p text:style-name="P14">As we can see from the table, the basic is rather low, with an average of 78% of the elicitation glosses being covered. This justifies our prediction experiment, as it means that there are quite a few concepts that Bodt could try to elicit during fieldwork in order to find out <text:span text:style-name="T24">how well</text:span> our automatic prediction method works.</text:p>
      <text:h text:style-name="P34" text:outline-level="2"><text:soft-page-break/></text:h>
      <text:h text:style-name="P34" text:outline-level="2"><text:bookmark-start text:name="how-the-predictions-are-presented"/>How the <text:span text:style-name="T1">p</text:span>redictions are <text:span text:style-name="T1">p</text:span>resented<text:bookmark-end text:name="how-the-predictions-are-presented"/></text:h>
      <text:p text:style-name="P14"/>
      <text:p text:style-name="P14">The predictions are given in tabular form in the file <text:span text:style-name="Source_5f_Text">predictions.tsv</text:span>. The table header indicates the content of the cells in each column, and each row presents one prediction. The predictions, however are not given for entire words, but only for specific <text:span text:style-name="T2">morphemes</text:span>, giv<text:span text:style-name="T1">en</text:span> the <text:span text:style-name="T1">agglutinative, </text:span>multi-morphemic character of the<text:span text:style-name="T1">se</text:span> languages in which <text:span text:style-name="T1">prefixation, suffixation and </text:span>word derivation patterns are rather frequent. To allow for a precise identification of the semantics of a given morpheme, all morphemes in the data were annotated using the <text:a xlink:type="simple" xlink:href="http://edictor.digling.org/" text:style-name="Internet_20_link" text:visited-style-name="Visited_20_Internet_20_Link"><text:span text:style-name="Definition">EDICTOR’s</text:span></text:a> (List 2017) morpheme annotation functionalities. Predi<text:span text:style-name="T1">c</text:span>tions are further given in three <text:span text:style-name="T25">differen forms</text:span>, reflecting different degrees of uncertainty. <text:span text:style-name="T21">The first</text:span> <text:span text:style-name="T25">form</text:span> provides the most likely sounds for the word, ignoring any uncertainty. <text:span text:style-name="T21">The second </text:span>word form provides up to two different sounds per alignment site, if there are multiple possibilities. <text:span text:style-name="T21">The third</text:span> word form provides up to three different sounds per site. In all cases where multiple sounds are provided, this is displayed by separating the sounds in the same slot by the pipe symbol <text:span text:style-name="Source_5f_Text">|</text:span>. <text:span text:style-name="T21">I</text:span>f multiple possibilities are encountered, <text:span text:style-name="T21">the order of the sounds</text:span> reflects the number of occurrences (following the rough logic that the more frequently observed correspondence patterns should be preferred in prediction over less frequently observed ones).</text:p>
      <text:p text:style-name="P30"/>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column table:style-name="Table4.D"/>
        <table:table-column table:style-name="Table4.I"/>
        <table:table-row>
          <table:table-cell table:style-name="Table4.A1" office:value-type="string">
            <text:p text:style-name="P36">No.</text:p>
          </table:table-cell>
          <table:table-cell table:style-name="Table4.A1" office:value-type="string">
            <text:p text:style-name="P36">Qu.</text:p>
          </table:table-cell>
          <table:table-cell table:style-name="Table4.A1" office:value-type="string">
            <text:p text:style-name="P36">Cogn.</text:p>
          </table:table-cell>
          <table:table-cell table:style-name="Table4.A1" office:value-type="string">
            <text:p text:style-name="P36">Language</text:p>
          </table:table-cell>
          <table:table-cell table:style-name="Table4.A1" office:value-type="string">
            <text:p text:style-name="P36">Concept</text:p>
          </table:table-cell>
          <table:table-cell table:style-name="Table4.A1" office:value-type="string">
            <text:p text:style-name="P36">Morpheme</text:p>
          </table:table-cell>
          <table:table-cell table:style-name="Table4.A1" office:value-type="string">
            <text:p text:style-name="P36">Word1</text:p>
          </table:table-cell>
          <table:table-cell table:style-name="Table4.A1" office:value-type="string">
            <text:p text:style-name="P36">Word2</text:p>
          </table:table-cell>
          <table:table-cell table:style-name="Table4.I1" office:value-type="string">
            <text:p text:style-name="P36">Word3</text:p>
          </table:table-cell>
        </table:table-row>
        <table:table-row>
          <table:table-cell table:style-name="Table4.A2" office:value-type="string">
            <text:p text:style-name="P31">577</text:p>
          </table:table-cell>
          <table:table-cell table:style-name="Table4.A2" office:value-type="string">
            <text:p text:style-name="P31">?</text:p>
          </table:table-cell>
          <table:table-cell table:style-name="Table4.A2" office:value-type="string">
            <text:p text:style-name="P31">320</text:p>
          </table:table-cell>
          <table:table-cell table:style-name="Table4.A2" office:value-type="string">
            <text:p text:style-name="P31">Khoina</text:p>
          </table:table-cell>
          <table:table-cell table:style-name="Table4.A2" office:value-type="string">
            <text:p text:style-name="P31">dig</text:p>
          </table:table-cell>
          <table:table-cell table:style-name="Table4.A2" office:value-type="string">
            <text:p text:style-name="P31">DIG</text:p>
          </table:table-cell>
          <table:table-cell table:style-name="Table4.A2" office:value-type="string">
            <text:p text:style-name="P31">Ø ɔ k</text:p>
          </table:table-cell>
          <table:table-cell table:style-name="Table4.A2" office:value-type="string">
            <text:p text:style-name="P31">Ø ɔ|ɔː k</text:p>
          </table:table-cell>
          <table:table-cell table:style-name="Table4.I2" office:value-type="string">
            <text:p text:style-name="P31">Ø ɔ|ɔː k</text:p>
          </table:table-cell>
        </table:table-row>
        <table:table-row>
          <table:table-cell table:style-name="Table4.A2" office:value-type="string">
            <text:p text:style-name="P31">578</text:p>
          </table:table-cell>
          <table:table-cell table:style-name="Table4.A2" office:value-type="string">
            <text:p text:style-name="P31">?</text:p>
          </table:table-cell>
          <table:table-cell table:style-name="Table4.A2" office:value-type="string">
            <text:p text:style-name="P31">320</text:p>
          </table:table-cell>
          <table:table-cell table:style-name="Table4.A2" office:value-type="string">
            <text:p text:style-name="P31">Khoitam</text:p>
          </table:table-cell>
          <table:table-cell table:style-name="Table4.A2" office:value-type="string">
            <text:p text:style-name="P31">dig</text:p>
          </table:table-cell>
          <table:table-cell table:style-name="Table4.A2" office:value-type="string">
            <text:p text:style-name="P31">DIG</text:p>
          </table:table-cell>
          <table:table-cell table:style-name="Table4.A2" office:value-type="string">
            <text:p text:style-name="P31">Ø ɔ k</text:p>
          </table:table-cell>
          <table:table-cell table:style-name="Table4.A2" office:value-type="string">
            <text:p text:style-name="P31">Ø ɔ k</text:p>
          </table:table-cell>
          <table:table-cell table:style-name="Table4.I2" office:value-type="string">
            <text:p text:style-name="P31">Ø ɔ k</text:p>
          </table:table-cell>
        </table:table-row>
        <table:table-row>
          <table:table-cell table:style-name="Table4.A2" office:value-type="string">
            <text:p text:style-name="P31">579</text:p>
          </table:table-cell>
          <table:table-cell table:style-name="Table4.A2" office:value-type="string">
            <text:p text:style-name="P31">?</text:p>
          </table:table-cell>
          <table:table-cell table:style-name="Table4.A2" office:value-type="string">
            <text:p text:style-name="P31">320</text:p>
          </table:table-cell>
          <table:table-cell table:style-name="Table4.A2" office:value-type="string">
            <text:p text:style-name="P31">Shergaon</text:p>
          </table:table-cell>
          <table:table-cell table:style-name="Table4.A2" office:value-type="string">
            <text:p text:style-name="P31">dig</text:p>
          </table:table-cell>
          <table:table-cell table:style-name="Table4.A2" office:value-type="string">
            <text:p text:style-name="P31">DIG</text:p>
          </table:table-cell>
          <table:table-cell table:style-name="Table4.A2" office:value-type="string">
            <text:p text:style-name="P31">Ø ɔ k</text:p>
          </table:table-cell>
          <table:table-cell table:style-name="Table4.A2" office:value-type="string">
            <text:p text:style-name="P31">Ø ɔ k|t</text:p>
          </table:table-cell>
          <table:table-cell table:style-name="Table4.I2" office:value-type="string">
            <text:p text:style-name="P31">Ø ɔ k|t</text:p>
          </table:table-cell>
        </table:table-row>
        <table:table-row>
          <table:table-cell table:style-name="Table4.A2" office:value-type="string">
            <text:p text:style-name="P31">580</text:p>
          </table:table-cell>
          <table:table-cell table:style-name="Table4.A2" office:value-type="string">
            <text:p text:style-name="P31"/>
          </table:table-cell>
          <table:table-cell table:style-name="Table4.A2" office:value-type="string">
            <text:p text:style-name="P31">321</text:p>
          </table:table-cell>
          <table:table-cell table:style-name="Table4.A2" office:value-type="string">
            <text:p text:style-name="P31">Duhumbi</text:p>
          </table:table-cell>
          <table:table-cell table:style-name="Table4.A2" office:value-type="string">
            <text:p text:style-name="P31">dirty</text:p>
          </table:table-cell>
          <table:table-cell table:style-name="Table4.A2" office:value-type="string">
            <text:p text:style-name="P31">DIRTY</text:p>
          </table:table-cell>
          <table:table-cell table:style-name="Table4.A2" office:value-type="string">
            <text:p text:style-name="P31">ʑ ɛ t</text:p>
          </table:table-cell>
          <table:table-cell table:style-name="Table4.A2" office:value-type="string">
            <text:p text:style-name="P31">ʑ|ɕ ɛ|ɛˀ t</text:p>
          </table:table-cell>
          <table:table-cell table:style-name="Table4.I2" office:value-type="string">
            <text:p text:style-name="P31">ʑ|ɕ|z ɛ|ɛˀ t</text:p>
          </table:table-cell>
        </table:table-row>
        <table:table-row>
          <table:table-cell table:style-name="Table4.A2" office:value-type="string">
            <text:p text:style-name="P31">581</text:p>
          </table:table-cell>
          <table:table-cell table:style-name="Table4.A2" office:value-type="string">
            <text:p text:style-name="P31"/>
          </table:table-cell>
          <table:table-cell table:style-name="Table4.A2" office:value-type="string">
            <text:p text:style-name="P31">321</text:p>
          </table:table-cell>
          <table:table-cell table:style-name="Table4.A2" office:value-type="string">
            <text:p text:style-name="P31">Khispi</text:p>
          </table:table-cell>
          <table:table-cell table:style-name="Table4.A2" office:value-type="string">
            <text:p text:style-name="P31">dirty</text:p>
          </table:table-cell>
          <table:table-cell table:style-name="Table4.A2" office:value-type="string">
            <text:p text:style-name="P31">DIRTY</text:p>
          </table:table-cell>
          <table:table-cell table:style-name="Table4.A2" office:value-type="string">
            <text:p text:style-name="P31">ʑ ɛ t</text:p>
          </table:table-cell>
          <table:table-cell table:style-name="Table4.A2" office:value-type="string">
            <text:p text:style-name="P31">ʑ|z ɛ|ɛː t</text:p>
          </table:table-cell>
          <table:table-cell table:style-name="Table4.I2" office:value-type="string">
            <text:p text:style-name="P31">ʑ|z|ɕ ɛ|ɛː t</text:p>
          </table:table-cell>
        </table:table-row>
        <table:table-row>
          <table:table-cell table:style-name="Table4.A2" office:value-type="string">
            <text:p text:style-name="P31">582</text:p>
          </table:table-cell>
          <table:table-cell table:style-name="Table4.A2" office:value-type="string">
            <text:p text:style-name="P31"/>
          </table:table-cell>
          <table:table-cell table:style-name="Table4.A2" office:value-type="string">
            <text:p text:style-name="P31">322</text:p>
          </table:table-cell>
          <table:table-cell table:style-name="Table4.A2" office:value-type="string">
            <text:p text:style-name="P31">Duhumbi</text:p>
          </table:table-cell>
          <table:table-cell table:style-name="Table4.A2" office:value-type="string">
            <text:p text:style-name="P31">soft / smooth</text:p>
          </table:table-cell>
          <table:table-cell table:style-name="Table4.A2" office:value-type="string">
            <text:p text:style-name="P31">SMOOTH</text:p>
          </table:table-cell>
          <table:table-cell table:style-name="Table4.A2" office:value-type="string">
            <text:p text:style-name="P31">d ɔ ŋ</text:p>
          </table:table-cell>
          <table:table-cell table:style-name="Table4.A2" office:value-type="string">
            <text:p text:style-name="P31">d|t ɔ|a ŋ|m</text:p>
          </table:table-cell>
          <table:table-cell table:style-name="Table4.I2" office:value-type="string">
            <text:p text:style-name="P31">d|t ɔ|a|u ŋ|m|-</text:p>
          </table:table-cell>
        </table:table-row>
        <table:table-row>
          <table:table-cell table:style-name="Table4.A2" office:value-type="string">
            <text:p text:style-name="P31">583</text:p>
          </table:table-cell>
          <table:table-cell table:style-name="Table4.A2" office:value-type="string">
            <text:p text:style-name="P31"/>
          </table:table-cell>
          <table:table-cell table:style-name="Table4.A2" office:value-type="string">
            <text:p text:style-name="P31">322</text:p>
          </table:table-cell>
          <table:table-cell table:style-name="Table4.A2" office:value-type="string">
            <text:p text:style-name="P31">Khispi</text:p>
          </table:table-cell>
          <table:table-cell table:style-name="Table4.A2" office:value-type="string">
            <text:p text:style-name="P31">soft / smooth</text:p>
          </table:table-cell>
          <table:table-cell table:style-name="Table4.A2" office:value-type="string">
            <text:p text:style-name="P31">SMOOTH</text:p>
          </table:table-cell>
          <table:table-cell table:style-name="Table4.A2" office:value-type="string">
            <text:p text:style-name="P31">d ɔ ŋ</text:p>
          </table:table-cell>
          <table:table-cell table:style-name="Table4.A2" office:value-type="string">
            <text:p text:style-name="P31">d|t ɔ|a ŋ|m</text:p>
          </table:table-cell>
          <table:table-cell table:style-name="Table4.I2" office:value-type="string">
            <text:p text:style-name="P31">d|t ɔ|a|u ŋ|m|l</text:p>
          </table:table-cell>
        </table:table-row>
        <table:table-row>
          <table:table-cell table:style-name="Table4.A2" office:value-type="string">
            <text:p text:style-name="P31">584</text:p>
          </table:table-cell>
          <table:table-cell table:style-name="Table4.A2" office:value-type="string">
            <text:p text:style-name="P31">?</text:p>
          </table:table-cell>
          <table:table-cell table:style-name="Table4.A2" office:value-type="string">
            <text:p text:style-name="P31">324</text:p>
          </table:table-cell>
          <table:table-cell table:style-name="Table4.A2" office:value-type="string">
            <text:p text:style-name="P31">Duhumbi</text:p>
          </table:table-cell>
          <table:table-cell table:style-name="Table4.A2" office:value-type="string">
            <text:p text:style-name="P31">disease</text:p>
          </table:table-cell>
          <table:table-cell table:style-name="Table4.A2" office:value-type="string">
            <text:p text:style-name="P31">DISEASE</text:p>
          </table:table-cell>
          <table:table-cell table:style-name="Table4.A2" office:value-type="string">
            <text:p text:style-name="P31">Ø ɔ ŋ</text:p>
          </table:table-cell>
          <table:table-cell table:style-name="Table4.A2" office:value-type="string">
            <text:p text:style-name="P31">Ø ɔ|a ŋ|m</text:p>
          </table:table-cell>
          <table:table-cell table:style-name="Table4.I2" office:value-type="string">
            <text:p text:style-name="P31">Ø ɔ|a|u ŋ|m|-</text:p>
          </table:table-cell>
        </table:table-row>
        <table:table-row>
          <table:table-cell table:style-name="Table4.A2" office:value-type="string">
            <text:p text:style-name="P31">585</text:p>
          </table:table-cell>
          <table:table-cell table:style-name="Table4.A2" office:value-type="string">
            <text:p text:style-name="P31">?</text:p>
          </table:table-cell>
          <table:table-cell table:style-name="Table4.A2" office:value-type="string">
            <text:p text:style-name="P31">324</text:p>
          </table:table-cell>
          <table:table-cell table:style-name="Table4.A2" office:value-type="string">
            <text:p text:style-name="P31">Khispi</text:p>
          </table:table-cell>
          <table:table-cell table:style-name="Table4.A2" office:value-type="string">
            <text:p text:style-name="P31">disease</text:p>
          </table:table-cell>
          <table:table-cell table:style-name="Table4.A2" office:value-type="string">
            <text:p text:style-name="P31">DISEASE</text:p>
          </table:table-cell>
          <table:table-cell table:style-name="Table4.A2" office:value-type="string">
            <text:p text:style-name="P31">Ø ɔ ŋ</text:p>
          </table:table-cell>
          <table:table-cell table:style-name="Table4.A2" office:value-type="string">
            <text:p text:style-name="P31">Ø ɔ|a ŋ|m</text:p>
          </table:table-cell>
          <table:table-cell table:style-name="Table4.I2" office:value-type="string">
            <text:p text:style-name="P31">Ø ɔ|a|u ŋ|m|l</text:p>
          </table:table-cell>
        </table:table-row>
        <table:table-row>
          <table:table-cell table:style-name="Table4.A2" office:value-type="string">
            <text:p text:style-name="P31">586</text:p>
          </table:table-cell>
          <table:table-cell table:style-name="Table4.A2" office:value-type="string">
            <text:p text:style-name="P31">?</text:p>
          </table:table-cell>
          <table:table-cell table:style-name="Table4.A2" office:value-type="string">
            <text:p text:style-name="P31">324</text:p>
          </table:table-cell>
          <table:table-cell table:style-name="Table4.A2" office:value-type="string">
            <text:p text:style-name="P31">Shergaon</text:p>
          </table:table-cell>
          <table:table-cell table:style-name="Table4.A2" office:value-type="string">
            <text:p text:style-name="P31">disease</text:p>
          </table:table-cell>
          <table:table-cell table:style-name="Table4.A2" office:value-type="string">
            <text:p text:style-name="P31">DISEASE</text:p>
          </table:table-cell>
          <table:table-cell table:style-name="Table4.A2" office:value-type="string">
            <text:p text:style-name="P31">Ø u ŋ</text:p>
          </table:table-cell>
          <table:table-cell table:style-name="Table4.A2" office:value-type="string">
            <text:p text:style-name="P31">Ø u ŋ|(ŋ)</text:p>
          </table:table-cell>
          <table:table-cell table:style-name="Table4.I2" office:value-type="string">
            <text:p text:style-name="P31">Ø u ŋ|(ŋ)</text:p>
          </table:table-cell>
        </table:table-row>
        <table:table-row>
          <table:table-cell table:style-name="Table4.A2" office:value-type="string">
            <text:p text:style-name="P31">587</text:p>
          </table:table-cell>
          <table:table-cell table:style-name="Table4.A2" office:value-type="string">
            <text:p text:style-name="P31"/>
          </table:table-cell>
          <table:table-cell table:style-name="Table4.A2" office:value-type="string">
            <text:p text:style-name="P31">326</text:p>
          </table:table-cell>
          <table:table-cell table:style-name="Table4.A2" office:value-type="string">
            <text:p text:style-name="P31">Duhumbi</text:p>
          </table:table-cell>
          <table:table-cell table:style-name="Table4.A2" office:value-type="string">
            <text:p text:style-name="P31">pull</text:p>
          </table:table-cell>
          <table:table-cell table:style-name="Table4.A2" office:value-type="string">
            <text:p text:style-name="P31">PULL2</text:p>
          </table:table-cell>
          <table:table-cell table:style-name="Table4.A2" office:value-type="string">
            <text:p text:style-name="P31">g i</text:p>
          </table:table-cell>
          <table:table-cell table:style-name="Table4.A2" office:value-type="string">
            <text:p text:style-name="P31">g|h i|ɛj</text:p>
          </table:table-cell>
          <table:table-cell table:style-name="Table4.I2" office:value-type="string">
            <text:p text:style-name="P31">g|h|kʰ i|ɛj|u</text:p>
          </table:table-cell>
        </table:table-row>
        <table:table-row>
          <table:table-cell table:style-name="Table4.A2" office:value-type="string">
            <text:p text:style-name="P31">588</text:p>
          </table:table-cell>
          <table:table-cell table:style-name="Table4.A2" office:value-type="string">
            <text:p text:style-name="P31"/>
          </table:table-cell>
          <table:table-cell table:style-name="Table4.A2" office:value-type="string">
            <text:p text:style-name="P31">326</text:p>
          </table:table-cell>
          <table:table-cell table:style-name="Table4.A2" office:value-type="string">
            <text:p text:style-name="P31">Khispi</text:p>
          </table:table-cell>
          <table:table-cell table:style-name="Table4.A2" office:value-type="string">
            <text:p text:style-name="P31">pull</text:p>
          </table:table-cell>
          <table:table-cell table:style-name="Table4.A2" office:value-type="string">
            <text:p text:style-name="P31">PULL2</text:p>
          </table:table-cell>
          <table:table-cell table:style-name="Table4.A2" office:value-type="string">
            <text:p text:style-name="P31">g i</text:p>
          </table:table-cell>
          <table:table-cell table:style-name="Table4.A2" office:value-type="string">
            <text:p text:style-name="P31">g|s i|uj</text:p>
          </table:table-cell>
          <table:table-cell table:style-name="Table4.I2" office:value-type="string">
            <text:p text:style-name="P31">g|s|kʰ i|uj|u</text:p>
          </table:table-cell>
        </table:table-row>
        <table:table-row>
          <table:table-cell table:style-name="Table4.A2" office:value-type="string">
            <text:p text:style-name="P31">589</text:p>
          </table:table-cell>
          <table:table-cell table:style-name="Table4.A2" office:value-type="string">
            <text:p text:style-name="P31"/>
          </table:table-cell>
          <table:table-cell table:style-name="Table4.A2" office:value-type="string">
            <text:p text:style-name="P31">326</text:p>
          </table:table-cell>
          <table:table-cell table:style-name="Table4.A2" office:value-type="string">
            <text:p text:style-name="P31">Rupa</text:p>
          </table:table-cell>
          <table:table-cell table:style-name="Table4.A2" office:value-type="string">
            <text:p text:style-name="P31">pull</text:p>
          </table:table-cell>
          <table:table-cell table:style-name="Table4.A2" office:value-type="string">
            <text:p text:style-name="P31">PULL2</text:p>
          </table:table-cell>
          <table:table-cell table:style-name="Table4.A2" office:value-type="string">
            <text:p text:style-name="P31">g iː</text:p>
          </table:table-cell>
          <table:table-cell table:style-name="Table4.A2" office:value-type="string">
            <text:p text:style-name="P31">g iː|yː</text:p>
          </table:table-cell>
          <table:table-cell table:style-name="Table4.I2" office:value-type="string">
            <text:p text:style-name="P31">g iː|yː</text:p>
          </table:table-cell>
        </table:table-row>
        <table:table-row>
          <table:table-cell table:style-name="Table4.A2" office:value-type="string">
            <text:p text:style-name="P31">590</text:p>
          </table:table-cell>
          <table:table-cell table:style-name="Table4.A2" office:value-type="string">
            <text:p text:style-name="P31"/>
          </table:table-cell>
          <table:table-cell table:style-name="Table4.A2" office:value-type="string">
            <text:p text:style-name="P31">326</text:p>
          </table:table-cell>
          <table:table-cell table:style-name="Table4.A2" office:value-type="string">
            <text:p text:style-name="P31">Shergaon</text:p>
          </table:table-cell>
          <table:table-cell table:style-name="Table4.A2" office:value-type="string">
            <text:p text:style-name="P31">pull</text:p>
          </table:table-cell>
          <table:table-cell table:style-name="Table4.A2" office:value-type="string">
            <text:p text:style-name="P31">PULL2</text:p>
          </table:table-cell>
          <table:table-cell table:style-name="Table4.A2" office:value-type="string">
            <text:p text:style-name="P31">g iː</text:p>
          </table:table-cell>
          <table:table-cell table:style-name="Table4.A2" office:value-type="string">
            <text:p text:style-name="P31">g|k iː|i</text:p>
          </table:table-cell>
          <table:table-cell table:style-name="Table4.I2" office:value-type="string">
            <text:p text:style-name="P31">g|k iː|i</text:p>
          </table:table-cell>
        </table:table-row>
      </table:table>
      <text:p text:style-name="P3"/>
      <text:p text:style-name="P14">Given that our algorithm predicts all <text:span text:style-name="T21">missing </text:span>words regardless of whether <text:span text:style-name="T21">this</text:span> makes sense (including grammatical markers, prefixes and suffixes), it is clear that the selection of items to be explicitly <text:span text:style-name="T21">elicited</text:span> <text:span text:style-name="T21">does not need to </text:span>contain all items for which predictions could be made. <text:span text:style-name="T21">T</text:span>he <text:soft-page-break/>automatic transcri<text:span text:style-name="T21">p</text:span>tons provided in the file <text:span text:style-name="Source_5f_Text">&lt;predictions-automatic.tsv&gt;</text:span> may contain predictions <text:span text:style-name="T21">for</text:span> which we <text:span text:style-name="T21">already </text:span>know they are unlikely to exist. <text:span text:style-name="T21">This may be due to lexical innovations, borrowings, or because </text:span>no concepts exist for a given elicitation gloss. For this reason, Bodt made a manual analysis, extract<text:span text:style-name="T21">ing</text:span> th<text:span text:style-name="T21">ose predictions that on basis of his experience would be</text:span> most promising and interesting. <text:span text:style-name="T21">This list </text:span>compris<text:span text:style-name="T21">es</text:span> a list of 6<text:span text:style-name="T21">3</text:span>0 detailed predictions (including full words with prefix and main root), as well as an informed guess by <text:span text:style-name="T24">Bodt</text:span> <text:span text:style-name="T21">that</text:span> at times may override the automatic prediction. <text:span text:style-name="T21">Essentially, t</text:span>his allows us to compare two different kinds of predictions: the fully automated ones, and the ones corrected by <text:span text:style-name="T21">the</text:span> expert. The corrected data is provided as file <text:span text:style-name="Source_5f_Text">&lt;predictions-manual.tsv&gt;</text:span>.</text:p>
      <text:h text:style-name="P34" text:outline-level="2"/>
      <text:h text:style-name="P34" text:outline-level="2"><text:bookmark-start text:name="testing-the-predictions-during-field-work"/>Testing the <text:span text:style-name="T21">p</text:span>redictions <text:span text:style-name="T21">d</text:span>uring <text:span text:style-name="T21">f</text:span>ield <text:span text:style-name="T21">w</text:span>ork<text:bookmark-end text:name="testing-the-predictions-during-field-work"/></text:h>
      <text:p text:style-name="P14"/>
      <text:p text:style-name="P14">To verify the predictions, we will proceed as follows:</text:p>
      <text:list xml:id="list8834292269619085316" text:style-name="L2">
        <text:list-item>
          <text:p text:style-name="P22">During <text:span text:style-name="T21">the upcoming </text:span>field work, Bod<text:span text:style-name="T21">t</text:span> will elicit the 6<text:span text:style-name="T21">3</text:span>0 potentially missing cognate <text:span text:style-name="T21">words</text:span>, <text:span text:style-name="T21">in addition to other concepts deemed worthwhile for historical reconstruction</text:span>.</text:p>
        </text:list-item>
        <text:list-item>
          <text:p text:style-name="P22">All <text:span text:style-name="T24">the tested </text:span>words will be <text:span text:style-name="T21">directly </text:span>tracked with their concept, their variety, and their form.</text:p>
        </text:list-item>
        <text:list-item>
          <text:p text:style-name="P22">Later, we will compare the number of those words that have been correctly proposed by the algorithm, <text:span text:style-name="T21">those correctly predicted </text:span>by Bodt’s corrections, and th<text:span text:style-name="T21">ose</text:span> words where <text:span text:style-name="T21">both these predictions</text:span> failed.</text:p>
        </text:list-item>
        <text:list-item>
          <text:p text:style-name="P22">The results will be reported.</text:p>
        </text:list-item>
      </text:list>
      <text:p text:style-name="P14"><text:span text:style-name="T21">T</text:span>here are various <text:span text:style-name="T21">reasons</text:span> why a prediction may fail, the two most important ones <text:span text:style-name="T22">of which are</text:span>:</text:p>
      <text:list xml:id="list4921537234466864910" text:style-name="L3">
        <text:list-item>
          <text:p text:style-name="P23">that the algorithm (or the expert) proposes a wrong form (or no form at all), due to problems in <text:span text:style-name="T21">the algorithm</text:span> settings, <text:span text:style-name="T21">s</text:span>parseness in the data, erroneous annotations <text:span text:style-name="T21">of</text:span> cognate sets or alignments;</text:p>
        </text:list-item>
        <text:list-item>
          <text:p text:style-name="P23">that the word under question is no longer reflected in the language, since it was lost, <text:span text:style-name="T21">replaced by a loan or an innovation</text:span>.</text:p>
        </text:list-item>
      </text:list>
      <text:p text:style-name="P14">While both <text:span text:style-name="T21">reasons</text:span> seem easy to evaluate, they are in fact not easy to disentangle, as they require a linguistic analysis to be applied to the words that were elicited. We can distinguish three different situations here, <text:span text:style-name="T22">best illustrated with hypothetical examples</text:span>:</text:p>
      <text:list xml:id="list1942152153080164565" text:style-name="L4">
        <text:list-item>
          <text:p text:style-name="P24">A word form could be elicited which is cognate with the other words in the cognate set for which a prediction was made, and it can be directly compared with the predicted word form. <text:span text:style-name="T21">For example, the predicted form is </text:span><text:span text:style-name="T3">zɛ̃ˀ</text:span><text:span text:style-name="T21"> ‘wring, squeeze’, the attested form for ‘wring, squeeze’ is </text:span><text:span text:style-name="T3">zɛ̃ːn</text:span><text:span text:style-name="T16">,</text:span><text:span text:style-name="T21"> which gives us the possibility to evaluate the predictive capacity</text:span>.</text:p>
        </text:list-item>
        <text:list-item>
          <text:p text:style-name="P29">The predicted word form could be elicited, but is not cognate with the other words in the cognate set for which a prediction was made. Instead, the word form has obtained a different meaning. If both meanings (of the original concept and the new meaning) <text:span text:style-name="T22">can</text:span> still <text:span text:style-name="T22">be </text:span>somehow related, they <text:span text:style-name="T22">can</text:span> still be considered cognat<text:span text:style-name="T22">e, </text:span>with the shift in meaning the result of semantic change. For example, the predicted form is <text:span text:style-name="T2">zɛ̃ˀ</text:span> ‘wring, squeeze’ and the elicited form for ‘wring, squeeze’ is <text:span text:style-name="T2">kʰuŋ</text:span>, which is clearly not cognate. However, when asking whether there is a word in the language called <text:span text:style-name="T2">zɛ̃ˀ</text:span><text:span text:style-name="T15">,</text:span> the response is that it means ‘to milk a cow’, which, given that a cow’s teat needs to be wrung <text:span text:style-name="T22">or</text:span> squeezed in order to milk <text:soft-page-break/>it, renders the predicted and the attested form cognate, and hence <text:span text:style-name="T22">enables a meaningful comparison.</text:span></text:p>
        </text:list-item>
        <text:list-item>
          <text:p text:style-name="P25">No cognate word form could be elicited, so the prediction <text:span text:style-name="T15">fails</text:span> since the word could not be found to be still reflected in the language under question. <text:span text:style-name="T21">For example, the predicted form is </text:span><text:span text:style-name="T3">zɛ̃ˀ</text:span><text:span text:style-name="T21"> ‘wring, squeeze’, the elicited form for ‘wring, squeeze’ is </text:span><text:span text:style-name="T3">kʰuŋ</text:span><text:span text:style-name="T19"> </text:span><text:span text:style-name="T20">and either there is no existing form resembling </text:span><text:span text:style-name="T5">zɛ̃ˀ</text:span><text:span text:style-name="T19"> </text:span><text:span text:style-name="T20">or a form resembling </text:span><text:span text:style-name="T5">zɛ̃ˀ </text:span><text:span text:style-name="T20">means something not cognate like ‘mud’. </text:span></text:p>
        </text:list-item>
      </text:list>
      <text:p text:style-name="P14">Strictly speaking, since our algorithm does not predict the <text:span text:style-name="T2">likelihood</text:span> of lexical replacment and the loss of words <text:span text:style-name="T22">as illustrated above</text:span>, we can only evaluate those predictions where a cognate word <text:span text:style-name="T23">can</text:span> indeed be identified. For this reason, it <text:span text:style-name="T22">is deemed</text:span> useful not restrict our sample of predicted words to<text:span text:style-name="T22">o</text:span> drasticall<text:span text:style-name="T22">y. T</text:span>he more we restrict our sample, the fewer datapoints will be left <text:span text:style-name="T24">f</text:span>or comparison. To make clear, however, that a word for which we made a prediction could not be found, we will report all these attempts, and the final evaluation scores will consist of the following comparisons:</text:p>
      <text:list xml:id="list3480693635887034743" text:style-name="L5">
        <text:list-item>
          <text:p text:style-name="P26">elicited words vs. words which could be assigned to an existing cognate set; <text:span text:style-name="T23">and</text:span></text:p>
        </text:list-item>
        <text:list-item>
          <text:p text:style-name="P26">correctly predicted words vs. incorrectly predicted words</text:p>
        </text:list-item>
      </text:list>
      <text:p text:style-name="P14"><text:span text:style-name="T23">One of the shortcomings in our</text:span> test <text:span text:style-name="T24">is that it</text:span> is not clear in advance how many of our predictions can, in fact, be tested. <text:span text:style-name="T23">However,</text:span> this is also <text:span text:style-name="T23">due</text:span> to the <text:span text:style-name="T23">very </text:span>nature of “prediction” or “retrodiction” in historical linguistics.</text:p>
      <text:p text:style-name="P3"/>
      <text:h text:style-name="P34" text:outline-level="2"><text:bookmark-start text:name="testing-the-prediction-on-the-current-data"/>Testing the <text:span text:style-name="T23">p</text:span>rediction on the <text:span text:style-name="T23">c</text:span>urrent <text:span text:style-name="T23">d</text:span>ata<text:bookmark-end text:name="testing-the-prediction-on-the-current-data"/></text:h>
      <text:p text:style-name="P14"/>
      <text:p text:style-name="P14">Before conducting an experiment of this kind, it is useful to compute the rate of accuracy we might expect from <text:span text:style-name="T23">a </text:span>random sampling of the data alone. For this purpose, we randomly deleted words from the existing data and then used the distorted dataset to predict the deleted words. The accuracy is then computed for each word form by counting how many time<text:span text:style-name="T23">s</text:span> the algorithm proposes the correct word form and how many times it fails. This can be represented in a percentages score, our <text:span text:style-name="T2">accuracy score</text:span>. In addition, we report <text:span text:style-name="T23">two </text:span>more values in these experiments, namely:</text:p>
      <text:list xml:id="list888747570422365745" text:style-name="L6">
        <text:list-item>
          <text:p text:style-name="P27"><text:span text:style-name="T2">proportion</text:span>: the average proportion of words that were excluded from the data; <text:span text:style-name="T23">and</text:span></text:p>
        </text:list-item>
        <text:list-item>
          <text:p text:style-name="P27"><text:span text:style-name="T2">density</text:span>: the cognate density of the wordlist (a score computed with help of the LingPy library).</text:p>
        </text:list-item>
      </text:list>
      <text:p text:style-name="P14">To test the predictive force of the current algorithmic settings, we ran 100 trials of the algorithm, by running the script <text:span text:style-name="Source_5f_Text">test-</text:span><text:span text:style-name="Source_5f_Text"><text:span text:style-name="T11">prediction</text:span></text:span><text:span text:style-name="Source_5f_Text">.py</text:span>. Below are the results:</text:p>
      <text:p text:style-name="P5"/>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ccuracy</text:p>
            </table:table-cell>
            <table:table-cell table:style-name="Table3.A1" office:value-type="string">
              <text:p text:style-name="Table_20_Heading">proportion</text:p>
            </table:table-cell>
            <table:table-cell table:style-name="Table3.A1" office:value-type="string">
              <text:p text:style-name="Table_20_Heading">density</text:p>
            </table:table-cell>
          </table:table-row>
        </table:table-header-rows>
        <table:table-row>
          <table:table-cell table:style-name="Table3.A1" office:value-type="string">
            <text:p text:style-name="Table_20_Contents">0.5854</text:p>
          </table:table-cell>
          <table:table-cell table:style-name="Table3.A1" office:value-type="string">
            <text:p text:style-name="Table_20_Contents">0.6103</text:p>
          </table:table-cell>
          <table:table-cell table:style-name="Table3.A1" office:value-type="string">
            <text:p text:style-name="Table_20_Contents">0.3452</text:p>
          </table:table-cell>
        </table:table-row>
      </table:table>
      <text:p text:style-name="P5"/>
      <text:h text:style-name="P35" text:outline-level="2">What they indicate, in brief, is that we can predict a fair amount of the data, namely 58% on average, which is specifically remarkable when considering that the dataset is already quite gappy, with notably missing items.</text:h>
      <text:p text:style-name="P32"/>
      <text:h text:style-name="P34" text:outline-level="2"><text:bookmark-start text:name="timeline"/><text:soft-page-break/>Timeline<text:bookmark-end text:name="timeline"/></text:h>
      <text:list xml:id="list5105295081897838398" text:style-name="L7">
        <text:list-header>
          <text:p text:style-name="P28"/>
        </text:list-header>
        <text:list-item>
          <text:p text:style-name="P28">since 2016: Johann-Mattis List and Nathan W. Hill developed the main framework for correspondence pattern detection and word prediction which is an on-going process,</text:p>
        </text:list-item>
        <text:list-item>
          <text:p text:style-name="P28">July 30 – August 3, 2018: Tim Bodt visited the CALC group, and we started working on the data, aligning words, assigning cross-semantic cognate sets, and annotating morphemes.</text:p>
        </text:list-item>
        <text:list-item>
          <text:p text:style-name="P28">August 30, 2018: Johann-Mattis List carried out the prediction experiment using the lingrex software package, on the datafile <text:span text:style-name="Source_5f_Text">bodt-khobwa-cleaned</text:span>.</text:p>
        </text:list-item>
        <text:list-item>
          <text:p text:style-name="P28">October 04, 2018: Tim Bodt sent his final data, a careful selection of words to be tested for the prediction experiment to Johann-Mattis List, with 630 word forms in total, and about 65 on average per doculect, and full annotations on both the automatically predicted form and the manually corrected one</text:p>
        </text:list-item>
        <text:list-item>
          <text:p text:style-name="P28">November 2018: Tim Bodt will check the data during field work and compare with the predictons registered in this experiment before.</text:p>
        </text:list-item>
      </text:list>
      <text:h text:style-name="P34" text:outline-level="2"/>
      <text:h text:style-name="P34" text:outline-level="2"><text:bookmark-start text:name="references"/>References<text:bookmark-end text:name="references"/></text:h>
      <text:p text:style-name="P14"/>
      <text:p text:style-name="P19">Abraham, Binny et al. 2005. “A Sociolinguistic Research Among Selected Groups in Western Arunachal Pradesh Highlighting Monpa.” Unpublished manuscript.</text:p>
      <text:p text:style-name="P18">Blench, Roger, and Mark W. Post. 2014. “Rethinking Sino-Tibetan Phylogeny from the Perspective of Northeast Indian Languages.” In <text:span text:style-name="T2">Trans-Himalayan-Linguistics</text:span>, edited by Thomas Owen-Smith and Nathan W. Hill, 71–104. Berlin: de Gruyter.</text:p>
      <text:p text:style-name="P18">Burling, Robbins. 2003. “The Tibeto-Burman Languages of Northeastern India.” In <text:span text:style-name="T2">The Sino-Tibetan Languages</text:span>, edited by Graham Thurgood and Randy J. LaPolla, 169–91. New York: Routledge.</text:p>
      <text:p text:style-name="P18">Deuri, R. K. 1983. <text:span text:style-name="T2">The Sulungs</text:span>. Shillong: Research Department, Government of Arunachal Pradesh.</text:p>
      <text:p text:style-name="P18">Dondrup, Rinchin. 1988. <text:span text:style-name="T2">A Handbook on Sherdukpen Language</text:span>. Itanagar: Government of Arunachal Pradesh.</text:p>
      <text:p text:style-name="P18">———. 1990. <text:span text:style-name="T2">Bugun Language Guide</text:span>. Itanagar: Government of Arunachal Pradesh.</text:p>
      <text:p text:style-name="P18">———. 2004. <text:span text:style-name="T2">An Introduction to Boot Monpa Language</text:span>. Itanagar: Government of Arunachal Pradesh.</text:p>
      <text:p text:style-name="P18">Driem, George van. 2001. <text:span text:style-name="T2">Languages of the Himalayas - an Ethnolinguistic Handbook of the Greater Himalayan Region</text:span>. 2. Leiden: Brill.</text:p>
      <text:p text:style-name="P18">Forkel, Robert, Johann-Mattis List, Simon J. Greenhill, Christoph Rzymski, Sebastian Bank, Michael Cysouw, Harald Hammarström, Martin Haspelmath, Gereon A Kaiping, and Russell D. Gray. <text:span text:style-name="T10">forthcoming</text:span>. “Cross-Linguistic Data Formats, Advancing Data Sharing and Re-Use in Comparative Linguistics.” <text:span text:style-name="T2">Scientific Data</text:span>.</text:p>
      <text:p text:style-name="P18">Genetti, Carol. 2016. “The Tibeto-Burman Languages of South Asia: The Languages, Histories, and Genetic Classification.” In <text:span text:style-name="T2">The Languages and Linguistics of South Asia: A Comprehensive Guide</text:span>, edited by Hans Heinrich Hock and Elena Bashir. Berlin: Mouton de Gruyter.</text:p>
      <text:p text:style-name="P17"><text:span text:style-name="T7">Hammarström, Harald, Robert Forkel, and Martin Haspelmath. 2018. “Glottolog.” Leipzig: Max Planck Institute for Evolutionary Anthropology. 2018. </text:span><text:a xlink:type="simple" xlink:href="http://glottolog.org/" text:style-name="Internet_20_link" text:visited-style-name="Visited_20_Internet_20_Link"><text:span text:style-name="Definition"><text:span text:style-name="T7">http://glottolog.org</text:span></text:span></text:a><text:span text:style-name="T7">.</text:span></text:p>
      <text:p text:style-name="P18">Hill, Nathan W., and Johann-Mattis List. 2017. “Challenges of Annotation and Analysis in Computer-Assisted Language Comparison: A Case Study on Burmish Languages.” <text:span text:style-name="T2">Yearbook of the Poznań Linguistic Meeting</text:span> 3 (1): 47–76.</text:p>
      <text:p text:style-name="P18">Jacquesson, François. 2015. <text:span text:style-name="T2">An Introduction to Sherdukpen</text:span>. Bochum: Brockmeyer.</text:p>
      <text:p text:style-name="P33"><text:span text:style-name="T26">Lǐ Dàqín</text:span>. 2004. <text:span text:style-name="T26">Sūlóngyǔ yánjiū [Research on Puroik]. Běijīng: National Minority Publisher</text:span>.</text:p>
      <text:p text:style-name="P18">Lieberherr, Ismael, and Timotheus Adrianus Bodt. 2017. “Sub-Grouping Kho-Bwa Based on Shared Core Vocabulary.” <text:span text:style-name="T2">Himalayan Linguistics</text:span> 16 (2): 25–63.</text:p>
      <text:p text:style-name="P18"><text:soft-page-break/>List, Johann-Mattis. 2017. “A Web-Based Interactive Tool for Creating, Inspecting, Editing, and Publishing Etymological Datasets.” In <text:span text:style-name="T2">Proceedings of the 15th Conference of the European Chapter of the Association for Computational Linguistics. System Demonstrations</text:span>, 9–12. Valencia: Association for Computational Linguistics.</text:p>
      <text:p text:style-name="P17"><text:span text:style-name="T7">———. 2018. “Automatic Inference of Sound Correspondence Patterns Across Multiple Languages.” </text:span><text:span text:style-name="T8">bioRxiv</text:span><text:span text:style-name="T7">. </text:span><text:a xlink:type="simple" xlink:href="https://doi.org/10.1101/434621" text:style-name="Internet_20_link" text:visited-style-name="Visited_20_Internet_20_Link"><text:span text:style-name="Definition"><text:span text:style-name="T7">https://doi.org/10.1101/434621</text:span></text:span></text:a><text:span text:style-name="T7">.</text:span></text:p>
      <text:p text:style-name="P18">List, Johann-Mattis, Simon J. Greenhill, Cormac Anderson, Thomas Mayer, Tiago Tresoldi, and Robert Forkel. 2018. “CLICS². An Improved Database of Cross-Linguistic Colexifications Assembling Lexical Data with Help of Cross-Linguistic Data Formats.” <text:span text:style-name="T2">Linguistic Typology</text:span> 22 (2): 277–306.</text:p>
      <text:p text:style-name="P18">List, Johann-Mattis, and Steven Moran. 2013. “An Open Source Toolkit for Quantitative Historical Linguistics.” In <text:span text:style-name="T2">Proceedings of the ACL 2013 System Demonstrations</text:span>, 13–18. Stroudsburg: Association for Computational Linguistics.</text:p>
      <text:p text:style-name="P18">List, Johann-Mattis, Mary Walworth, Simon J. Greenhill, Tiago Tresoldi, and Robert Forkel. 2018. “Sequence Comparison in Computational Historical Linguistics.” <text:span text:style-name="T2">Journal of Language Evolution</text:span> 3 (2): 130–44.</text:p>
      <text:p text:style-name="P18">Post, Mark W., and Robbins Burling. 2017. “The Tibeto-Burman Languages of Northeastern India.” Edited by Graham Thurgood and Randy J. LaPolla. London: Routledge, 213–33.</text:p>
      <text:p text:style-name="P18">Rama, Taraka, Johann-Mattis List, Johannes Wahle, and Gerhard Jäger. 2018. “Are Automatic Methods for Cognate Detection Good Enough for Phylogenetic Reconstruction in Historical Linguistics?” In <text:span text:style-name="T2">Proceedings of the North American Chapter of the Association of Computational Linguistics</text:span>, 393–400.</text:p>
      <text:p text:style-name="P18">Rutgers, Leopold Roland. 1999. “Puroik or Sulung of Arunachal Pradesh.” Kathmandu: Paper presented at the 5th Himalayan Languages Symposium.</text:p>
      <text:p text:style-name="P18">Stonor, Charles Robert. 1952. “The Sulung Tribe of the Assam Himalayas.” <text:span text:style-name="T2">Anthropos</text:span> 47: 947–62.</text:p>
      <text:p text:style-name="P18">Sun, Tianshin Jackson. 1992. “Review of Zangmianyu Yuyin He Cihui (Tibeto-Burman Phonology and Lexicon).” <text:span text:style-name="T2">Linguistics of the Tibeto-Burman Area</text:span> 15: 73–113.</text:p>
      <text:p text:style-name="P18">———. 1993. “A Historical-Comparative Study of the Tani (Mirish) Branch in Tibeto-Burman.” PhD, Berkeley: Department of Linguistics, University of California.</text:p>
      <text:p text:style-name="P33">Sūn Hóngkāi, ed. 1991. <text:span text:style-name="T4">Zàngmiǎnyǔ yǔyīn hé cíhuì </text:span><text:span text:style-name="T17">[Tibeto-Burman Phonology and Lexicon]</text:span>. <text:span text:style-name="T26">Běijīng: Chinese Social Science Press.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Courier New"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 Baltic" svg:font-family="'Times New Roman Baltic'"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74713" officeooo:paragraph-rsid="00274713"/>
    </style:style>
    <style:style style:name="MP2" style:family="paragraph" style:parent-style-name="Footer">
      <style:paragraph-properties fo:text-align="center" style:justify-single-word="false"/>
    </style:style>
    <style:style style:name="MT1" style:family="text">
      <style:text-properties officeooo:rsid="002ad21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Bodt, Hill, and List<text:tab/> Prediction experiment for missing words in <text:span text:style-name="MT1">Western </text:span>Kho-Bwa<text:tab/>October, 2018</text:p>
      </style:header>
      <style:header-first>
        <text:p text:style-name="MP1"/>
      </style:header-first>
      <style:footer>
        <text:p text:style-name="MP2"><text:page-number text:select-page="current">5</text:page-number> </text:p>
      </style:footer>
      <style:footer-first>
        <text:p text:style-name="MP2"><text:page-number text:select-page="current">1</text:page-number>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iction experiment for missing words in Kho-Bwa language data</dc:title>
    <dc:date>2018-10-09T16:32:38.486957860</dc:date>
    <meta:editing-duration>PT1H13M1S</meta:editing-duration>
    <meta:editing-cycles>17</meta:editing-cycles>
    <meta:generator>LibreOffice/5.1.6.2$Linux_X86_64 LibreOffice_project/10m0$Build-2</meta:generator>
    <meta:document-statistic meta:table-count="3" meta:image-count="0" meta:object-count="0" meta:page-count="8" meta:paragraph-count="254" meta:word-count="3471" meta:character-count="21740" meta:non-whitespace-character-count="18553"/>
  </office:meta>
</office:document-meta>
</file>